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Talras' mutiger Waffenmeister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Die Händlerin Irmina hat viel für den Waffenmeister Agihard übrig. Daraus könnte vielleicht mal mehr werden, vielleicht ist es auch schon mehr. Man weiß es nicht ...</text:p>
      <text:p text:style-name="P1"><text:bookmark text:name="bjia14"/><text:bookmark text:name="bjia13"/></text:p>
      <text:p text:style-name="P2"><text:bookmark text:name="bjia16"/><text:bookmark text:name="bjia15"/>Typ</text:p>
      <text:p text:style-name="P1">Sekundär</text:p>
      <text:p text:style-name="P1"/>
      <text:p text:style-name="P2"><text:bookmark text:name="x9n43"/><text:bookmark text:name="bjia18"/>Auftraggeber</text:p>
      <text:p text:style-name="P1">Irmina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Der Charakter spricht mit Agihard darüber und berichtet danach Irmina, dass Agihard sie ebenfalls mag, woraufhin sie sich natürlich sehr freut.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1512268463" text:style-name="L2">
        <text:list-item>
          <text:p text:style-name="P6"><text:bookmark text:name="q_5s0"/>Berichte Agihard von dieser unfassbaren Erkenntnis.</text:p>
          <text:list>
            <text:list-item>
              <text:p text:style-name="P6"><text:bookmark text:name="bjia27"/><text:bookmark text:name="bjia26"/><text:bookmark text:name="bjia25"/>Belohnung: <text:bookmark text:name="q_5s1"/>50 Erfahrung</text:p>
            </text:list-item>
          </text:list>
        </text:list-item>
        <text:list-item>
          <text:p text:style-name="P6"><text:bookmark text:name="p0.f0"/>Berichte Irmina von jenem Wunder.</text:p>
          <text:list>
            <text:list-item>
              <text:p text:style-name="P6"><text:bookmark text:name="bjia34"/><text:bookmark text:name="bjia33"/><text:bookmark text:name="bjia32"/>Belohnung: 50 Erfahrung</text:p>
            </text:list-item>
          </text:list>
        </text:list-item>
      </text:list>
      <text:p text:style-name="P1"/>
      <text:p text:style-name="P3">Belohnungen</text:p>
      <text:list xml:id="list1627554690" text:style-name="L3">
        <text:list-item>
          <text:p text:style-name="P7">100 Erfahr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9-01T22:07:52</meta:creation-date>
    <dc:language>en-US</dc:language>
    <meta:editing-cycles>2</meta:editing-cycles>
    <meta:editing-duration>PT00H11M25S</meta:editing-duration>
    <meta:initial-creator>Tamino Dauth</meta:initial-creator>
    <meta:document-statistic meta:table-count="0" meta:image-count="0" meta:object-count="0" meta:page-count="1" meta:paragraph-count="17" meta:word-count="84" meta:character-count="553"/>
    <dc:date>2010-09-01T22:19:09</dc:date>
    <dc:creator>Tamino Dauth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